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officeooo:rsid="001da362" officeooo:paragraph-rsid="001da362"/>
    </style:style>
    <style:style style:name="P2" style:family="paragraph" style:parent-style-name="Standard" style:list-style-name="L1">
      <style:text-properties style:font-name="DejaVu Sans" officeooo:rsid="00177f64" officeooo:paragraph-rsid="00177f64"/>
    </style:style>
    <style:style style:name="P3" style:family="paragraph" style:parent-style-name="Standard" style:list-style-name="L1">
      <style:text-properties style:font-name="DejaVu Sans" officeooo:rsid="001dbba9" officeooo:paragraph-rsid="001dbba9"/>
    </style:style>
    <style:style style:name="P4" style:family="paragraph" style:parent-style-name="Standard" style:list-style-name="L1">
      <style:text-properties style:font-name="DejaVu Sans" officeooo:rsid="0017d968" officeooo:paragraph-rsid="0017d968"/>
    </style:style>
    <style:style style:name="P5" style:family="paragraph" style:parent-style-name="Standard" style:list-style-name="L1">
      <style:text-properties style:font-name="DejaVu Sans" officeooo:rsid="001a4129" officeooo:paragraph-rsid="001a4129"/>
    </style:style>
    <style:style style:name="P6" style:family="paragraph" style:parent-style-name="Standard" style:list-style-name="L1">
      <style:text-properties style:font-name="DejaVu Sans" officeooo:rsid="001b2859" officeooo:paragraph-rsid="001b2859"/>
    </style:style>
    <style:style style:name="P7" style:family="paragraph" style:parent-style-name="Standard" style:list-style-name="L1">
      <style:text-properties style:font-name="DejaVu Sans" officeooo:rsid="001da362" officeooo:paragraph-rsid="001da362"/>
    </style:style>
    <style:style style:name="T1" style:family="text">
      <style:text-properties officeooo:rsid="001da3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479554935674987417" text:style-name="L1">
        <text:list-item>
          <text:p text:style-name="P2">GIT</text:p>
          <text:list>
            <text:list-item>
              <text:p text:style-name="P3">git add</text:p>
            </text:list-item>
            <text:list-item>
              <text:p text:style-name="P3">git commit</text:p>
            </text:list-item>
            <text:list-item>
              <text:p text:style-name="P3">git push</text:p>
            </text:list-item>
          </text:list>
        </text:list-item>
        <text:list-item>
          <text:p text:style-name="P4">Eclipse</text:p>
          <text:list>
            <text:list-item>
              <text:p text:style-name="P4">Gradle</text:p>
            </text:list-item>
            <text:list-item>
              <text:p text:style-name="P4">UI</text:p>
              <text:list>
                <text:list-item>
                  <text:p text:style-name="P4">Swing</text:p>
                </text:list-item>
                <text:list-item>
                  <text:p text:style-name="P4">JavaFX</text:p>
                </text:list-item>
                <text:list-item>
                  <text:p text:style-name="P4">GTK</text:p>
                </text:list-item>
              </text:list>
            </text:list-item>
            <text:list-item>
              <text:p text:style-name="P4">JavaDoc</text:p>
            </text:list-item>
          </text:list>
        </text:list-item>
        <text:list-item>
          <text:p text:style-name="P4">Unit Testing</text:p>
        </text:list-item>
        <text:list-item>
          <text:p text:style-name="P4">MonoDevelop</text:p>
          <text:list>
            <text:list-item>
              <text:p text:style-name="P4">MonoDoc</text:p>
            </text:list-item>
          </text:list>
        </text:list-item>
        <text:list-item>
          <text:p text:style-name="P5">Glade</text:p>
        </text:list-item>
        <text:list-item>
          <text:p text:style-name="P6">Python</text:p>
        </text:list-item>
        <text:list-item>
          <text:p text:style-name="P6">AndroidStudi<text:span text:style-name="T1">o</text:span></text:p>
        </text:list-item>
        <text:list-item>
          <text:p text:style-name="P7">PyCharm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8:23:08.734208342</meta:creation-date>
    <dc:date>2019-03-25T09:24:55.847887139</dc:date>
    <meta:editing-duration>PT14M41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0" meta:character-count="143" meta:non-whitespace-character-count="139"/>
  </office:meta>
</office:document-meta>
</file>